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BW</text:p>
          </table:table-cell>
          <table:table-cell office:value-type="string">
            <text:p>0.6098</text:p>
          </table:table-cell>
          <table:table-cell table:number-columns-repeated="4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2.106e-01</text:p>
          </table:table-cell>
          <table:table-cell office:value-type="string">
            <text:p>4.728e-03</text:p>
          </table:table-cell>
          <table:table-cell office:value-type="string">
            <text:p>44.554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1.127e-02</text:p>
          </table:table-cell>
          <table:table-cell office:value-type="string">
            <text:p>2.012e-03</text:p>
          </table:table-cell>
          <table:table-cell office:value-type="string">
            <text:p>-5.601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9.430e-03</text:p>
          </table:table-cell>
          <table:table-cell office:value-type="string">
            <text:p>6.803e-03</text:p>
          </table:table-cell>
          <table:table-cell office:value-type="string">
            <text:p>1.386</text:p>
          </table:table-cell>
          <table:table-cell table:number-columns-repeated="2"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6.786e-04</text:p>
          </table:table-cell>
          <table:table-cell office:value-type="string">
            <text:p>6.534e-04</text:p>
          </table:table-cell>
          <table:table-cell office:value-type="string">
            <text:p>1.039</text:p>
          </table:table-cell>
          <table:table-cell table:number-columns-repeated="2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3.005e-04</text:p>
          </table:table-cell>
          <table:table-cell office:value-type="string">
            <text:p>2.887e-05</text:p>
          </table:table-cell>
          <table:table-cell office:value-type="string">
            <text:p>-10.407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4.800e-02</text:p>
          </table:table-cell>
          <table:table-cell office:value-type="string">
            <text:p>1.348e-02</text:p>
          </table:table-cell>
          <table:table-cell office:value-type="string">
            <text:p>3.561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4.615e-03</text:p>
          </table:table-cell>
          <table:table-cell office:value-type="string">
            <text:p>4.997e-04</text:p>
          </table:table-cell>
          <table:table-cell office:value-type="string">
            <text:p>9.237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2.743e-04</text:p>
          </table:table-cell>
          <table:table-cell office:value-type="string">
            <text:p>1.971e-04</text:p>
          </table:table-cell>
          <table:table-cell office:value-type="string">
            <text:p>1.392</text:p>
          </table:table-cell>
          <table:table-cell table:number-columns-repeated="2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-2.726e-05</text:p>
          </table:table-cell>
          <table:table-cell office:value-type="string">
            <text:p>2.038e-05</text:p>
          </table:table-cell>
          <table:table-cell office:value-type="string">
            <text:p>-1.337</text:p>
          </table:table-cell>
          <table:table-cell table:number-columns-repeated="2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1.035e-02</text:p>
          </table:table-cell>
          <table:table-cell office:value-type="string">
            <text:p>1.952e-03</text:p>
          </table:table-cell>
          <table:table-cell office:value-type="string">
            <text:p>-5.301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2.390e-03</text:p>
          </table:table-cell>
          <table:table-cell office:value-type="string">
            <text:p>1.243e-04</text:p>
          </table:table-cell>
          <table:table-cell office:value-type="string">
            <text:p>-19.230</text:p>
          </table:table-cell>
          <table:table-cell office:value-type="string">
            <text:p>***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pathlength</text:p>
          </table:table-cell>
          <table:table-cell office:value-type="string">
            <text:p>0.638 </text:p>
          </table:table-cell>
          <table:table-cell table:number-columns-repeated="4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1.0939160</text:p>
          </table:table-cell>
          <table:table-cell office:value-type="string">
            <text:p>0.0514692</text:p>
          </table:table-cell>
          <table:table-cell office:value-type="string">
            <text:p>21.254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0.5305835</text:p>
          </table:table-cell>
          <table:table-cell office:value-type="string">
            <text:p>0.0219066</text:p>
          </table:table-cell>
          <table:table-cell office:value-type="string">
            <text:p>-24.220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0.1738349</text:p>
          </table:table-cell>
          <table:table-cell office:value-type="string">
            <text:p>0.0740571</text:p>
          </table:table-cell>
          <table:table-cell office:value-type="string">
            <text:p>2.347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0.0048631</text:p>
          </table:table-cell>
          <table:table-cell office:value-type="string">
            <text:p>0.0071129</text:p>
          </table:table-cell>
          <table:table-cell office:value-type="string">
            <text:p>0.684</text:p>
          </table:table-cell>
          <table:table-cell table:number-columns-repeated="2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0.0012026</text:p>
          </table:table-cell>
          <table:table-cell office:value-type="string">
            <text:p>0.0003143</text:p>
          </table:table-cell>
          <table:table-cell office:value-type="string">
            <text:p>3.826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1.4969583</text:p>
          </table:table-cell>
          <table:table-cell office:value-type="string">
            <text:p>0.1467356</text:p>
          </table:table-cell>
          <table:table-cell office:value-type="string">
            <text:p>10.202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0.0132129</text:p>
          </table:table-cell>
          <table:table-cell office:value-type="string">
            <text:p>0.0054394</text:p>
          </table:table-cell>
          <table:table-cell office:value-type="string">
            <text:p>2.429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0.0029289</text:p>
          </table:table-cell>
          <table:table-cell office:value-type="string">
            <text:p>0.0021453</text:p>
          </table:table-cell>
          <table:table-cell office:value-type="string">
            <text:p>-1.365</text:p>
          </table:table-cell>
          <table:table-cell table:number-columns-repeated="2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0.0001532</text:p>
          </table:table-cell>
          <table:table-cell office:value-type="string">
            <text:p>0.0002219</text:p>
          </table:table-cell>
          <table:table-cell office:value-type="string">
            <text:p>0.690</text:p>
          </table:table-cell>
          <table:table-cell table:number-columns-repeated="2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0.0954905</text:p>
          </table:table-cell>
          <table:table-cell office:value-type="string">
            <text:p>0.0212503</text:p>
          </table:table-cell>
          <table:table-cell office:value-type="string">
            <text:p>-4.494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0.0021779</text:p>
          </table:table-cell>
          <table:table-cell office:value-type="string">
            <text:p>0.0013533</text:p>
          </table:table-cell>
          <table:table-cell office:value-type="string">
            <text:p>-1.609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relspeed</text:p>
          </table:table-cell>
          <table:table-cell office:value-type="string">
            <text:p>0.7049 </text:p>
          </table:table-cell>
          <table:table-cell table:number-columns-repeated="4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6.211e-01</text:p>
          </table:table-cell>
          <table:table-cell office:value-type="string">
            <text:p>9.722e-03</text:p>
          </table:table-cell>
          <table:table-cell office:value-type="string">
            <text:p>63.886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8.469e-02</text:p>
          </table:table-cell>
          <table:table-cell office:value-type="string">
            <text:p>4.138e-03</text:p>
          </table:table-cell>
          <table:table-cell office:value-type="string">
            <text:p>20.467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6.516e-02</text:p>
          </table:table-cell>
          <table:table-cell office:value-type="string">
            <text:p>1.399e-02</text:p>
          </table:table-cell>
          <table:table-cell office:value-type="string">
            <text:p>-4.658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4.046e-03</text:p>
          </table:table-cell>
          <table:table-cell office:value-type="string">
            <text:p>1.344e-03</text:p>
          </table:table-cell>
          <table:table-cell office:value-type="string">
            <text:p>-3.011</text:p>
          </table:table-cell>
          <table:table-cell office:value-type="string">
            <text:p>**</text:p>
          </table:table-cell>
          <table:table-cell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1.214e-03</text:p>
          </table:table-cell>
          <table:table-cell office:value-type="string">
            <text:p>5.937e-05</text:p>
          </table:table-cell>
          <table:table-cell office:value-type="string">
            <text:p>-20.441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1.400e-01</text:p>
          </table:table-cell>
          <table:table-cell office:value-type="string">
            <text:p>2.772e-02</text:p>
          </table:table-cell>
          <table:table-cell office:value-type="string">
            <text:p>-5.052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-7.990e-03</text:p>
          </table:table-cell>
          <table:table-cell office:value-type="string">
            <text:p>1.027e-03</text:p>
          </table:table-cell>
          <table:table-cell office:value-type="string">
            <text:p>-7.777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5.688e-04</text:p>
          </table:table-cell>
          <table:table-cell office:value-type="string">
            <text:p>4.052e-04</text:p>
          </table:table-cell>
          <table:table-cell office:value-type="string">
            <text:p>-1.404</text:p>
          </table:table-cell>
          <table:table-cell table:number-columns-repeated="2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5.329e-05</text:p>
          </table:table-cell>
          <table:table-cell office:value-type="string">
            <text:p>4.191e-05</text:p>
          </table:table-cell>
          <table:table-cell office:value-type="string">
            <text:p>1.271</text:p>
          </table:table-cell>
          <table:table-cell table:number-columns-repeated="2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1.992e-02</text:p>
          </table:table-cell>
          <table:table-cell office:value-type="string">
            <text:p>4.014e-03</text:p>
          </table:table-cell>
          <table:table-cell office:value-type="string">
            <text:p>4.964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1.287e-03</text:p>
          </table:table-cell>
          <table:table-cell office:value-type="string">
            <text:p>2.556e-04</text:p>
          </table:table-cell>
          <table:table-cell office:value-type="string">
            <text:p>5.034</text:p>
          </table:table-cell>
          <table:table-cell office:value-type="string">
            <text:p>***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diameter</text:p>
          </table:table-cell>
          <table:table-cell office:value-type="string">
            <text:p>0.5855</text:p>
          </table:table-cell>
          <table:table-cell table:number-columns-repeated="4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2.4956084</text:p>
          </table:table-cell>
          <table:table-cell office:value-type="string">
            <text:p>0.1172324</text:p>
          </table:table-cell>
          <table:table-cell office:value-type="string">
            <text:p>21.288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1.0366776</text:p>
          </table:table-cell>
          <table:table-cell office:value-type="string">
            <text:p>0.0498972</text:p>
          </table:table-cell>
          <table:table-cell office:value-type="string">
            <text:p>-20.776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0.2937746</text:p>
          </table:table-cell>
          <table:table-cell office:value-type="string">
            <text:p>0.1686813</text:p>
          </table:table-cell>
          <table:table-cell office:value-type="string">
            <text:p>1.742</text:p>
          </table:table-cell>
          <table:table-cell office:value-type="string">
            <text:p>.</text:p>
          </table:table-cell>
          <table:table-cell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0.0003039</text:p>
          </table:table-cell>
          <table:table-cell office:value-type="string">
            <text:p>0.0162012</text:p>
          </table:table-cell>
          <table:table-cell office:value-type="string">
            <text:p>0.019</text:p>
          </table:table-cell>
          <table:table-cell table:number-columns-repeated="2"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0.0040004</text:p>
          </table:table-cell>
          <table:table-cell office:value-type="string">
            <text:p>0.0007159</text:p>
          </table:table-cell>
          <table:table-cell office:value-type="string">
            <text:p>5.588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3.3021779</text:p>
          </table:table-cell>
          <table:table-cell office:value-type="string">
            <text:p>0.3342227</text:p>
          </table:table-cell>
          <table:table-cell office:value-type="string">
            <text:p>9.880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0.0389784</text:p>
          </table:table-cell>
          <table:table-cell office:value-type="string">
            <text:p>0.0123895</text:p>
          </table:table-cell>
          <table:table-cell office:value-type="string">
            <text:p>3.146</text:p>
          </table:table-cell>
          <table:table-cell office:value-type="string">
            <text:p>**</text:p>
          </table:table-cell>
          <table:table-cell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0.0075661</text:p>
          </table:table-cell>
          <table:table-cell office:value-type="string">
            <text:p>0.0048863</text:p>
          </table:table-cell>
          <table:table-cell office:value-type="string">
            <text:p>-1.548</text:p>
          </table:table-cell>
          <table:table-cell table:number-columns-repeated="2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0.0002358</text:p>
          </table:table-cell>
          <table:table-cell office:value-type="string">
            <text:p>0.0005054</text:p>
          </table:table-cell>
          <table:table-cell office:value-type="string">
            <text:p>0.467</text:p>
          </table:table-cell>
          <table:table-cell table:number-columns-repeated="2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0.2271416</text:p>
          </table:table-cell>
          <table:table-cell office:value-type="string">
            <text:p>0.0484021</text:p>
          </table:table-cell>
          <table:table-cell office:value-type="string">
            <text:p>-4.693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0.0044759</text:p>
          </table:table-cell>
          <table:table-cell office:value-type="string">
            <text:p>0.0030824</text:p>
          </table:table-cell>
          <table:table-cell office:value-type="string">
            <text:p>-1.452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length</text:p>
          </table:table-cell>
          <table:table-cell office:value-type="string">
            <text:p>0.6545</text:p>
          </table:table-cell>
          <table:table-cell table:number-columns-repeated="4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396.71848</text:p>
          </table:table-cell>
          <table:table-cell office:value-type="string">
            <text:p>21.19475</text:p>
          </table:table-cell>
          <table:table-cell office:value-type="string">
            <text:p>18.718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219.98137</text:p>
          </table:table-cell>
          <table:table-cell office:value-type="string">
            <text:p>9.02105</text:p>
          </table:table-cell>
          <table:table-cell office:value-type="string">
            <text:p>-24.385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diffusion</text:p>
          </table:table-cell>
          <table:table-cell office:value-type="string">
            <text:p>124.85665</text:p>
          </table:table-cell>
          <table:table-cell office:value-type="string">
            <text:p>30.49634</text:p>
          </table:table-cell>
          <table:table-cell office:value-type="string">
            <text:p>4.094</text:p>
          </table:table-cell>
          <table:table-cell office:value-type="string">
            <text:p>5.17e-05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4.95221</text:p>
          </table:table-cell>
          <table:table-cell office:value-type="string">
            <text:p>2.92906</text:p>
          </table:table-cell>
          <table:table-cell office:value-type="string">
            <text:p>1.691</text:p>
          </table:table-cell>
          <table:table-cell office:value-type="string">
            <text:p>0.0917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1.09320</text:p>
          </table:table-cell>
          <table:table-cell office:value-type="string">
            <text:p>0.12943</text:p>
          </table:table-cell>
          <table:table-cell office:value-type="string">
            <text:p>8.446</text:p>
          </table:table-cell>
          <table:table-cell office:value-type="string">
            <text:p>6.31e-16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472.75985</text:p>
          </table:table-cell>
          <table:table-cell office:value-type="string">
            <text:p>60.42499</text:p>
          </table:table-cell>
          <table:table-cell office:value-type="string">
            <text:p>7.824</text:p>
          </table:table-cell>
          <table:table-cell office:value-type="string">
            <text:p>5.04e-14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-5.82548</text:p>
          </table:table-cell>
          <table:table-cell office:value-type="string">
            <text:p>2.23993</text:p>
          </table:table-cell>
          <table:table-cell office:value-type="string">
            <text:p>-2.601</text:p>
          </table:table-cell>
          <table:table-cell office:value-type="string">
            <text:p>0.00966</text:p>
          </table:table-cell>
          <table:table-cell office:value-type="string">
            <text:p>**</text:p>
          </table:table-cell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2.12708</text:p>
          </table:table-cell>
          <table:table-cell office:value-type="string">
            <text:p>0.88341</text:p>
          </table:table-cell>
          <table:table-cell office:value-type="string">
            <text:p>-2.408</text:p>
          </table:table-cell>
          <table:table-cell office:value-type="string">
            <text:p>0.01652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0.18687</text:p>
          </table:table-cell>
          <table:table-cell office:value-type="string">
            <text:p>0.09137</text:p>
          </table:table-cell>
          <table:table-cell office:value-type="string">
            <text:p>2.045</text:p>
          </table:table-cell>
          <table:table-cell office:value-type="string">
            <text:p>0.04151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11.92496</text:p>
          </table:table-cell>
          <table:table-cell office:value-type="string">
            <text:p>8.75075</text:p>
          </table:table-cell>
          <table:table-cell office:value-type="string">
            <text:p>-1.363</text:p>
          </table:table-cell>
          <table:table-cell office:value-type="string">
            <text:p>0.17377</text:p>
          </table:table-cell>
          <table:table-cell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1.48455</text:p>
          </table:table-cell>
          <table:table-cell office:value-type="string">
            <text:p>0.55727</text:p>
          </table:table-cell>
          <table:table-cell office:value-type="string">
            <text:p>2.664</text:p>
          </table:table-cell>
          <table:table-cell office:value-type="string">
            <text:p>0.00805</text:p>
          </table:table-cell>
          <table:table-cell office:value-type="string">
            <text:p>**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moran</text:p>
          </table:table-cell>
          <table:table-cell office:value-type="string">
            <text:p>0.7762</text:p>
          </table:table-cell>
          <table:table-cell table:number-columns-repeated="4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1.106e-02</text:p>
          </table:table-cell>
          <table:table-cell office:value-type="string">
            <text:p>1.348e-02</text:p>
          </table:table-cell>
          <table:table-cell office:value-type="string">
            <text:p>0.821</text:p>
          </table:table-cell>
          <table:table-cell table:number-columns-repeated="2"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1.631e-02</text:p>
          </table:table-cell>
          <table:table-cell office:value-type="string">
            <text:p>5.739e-03</text:p>
          </table:table-cell>
          <table:table-cell office:value-type="string">
            <text:p>-2.842</text:p>
          </table:table-cell>
          <table:table-cell office:value-type="string">
            <text:p>**</text:p>
          </table:table-cell>
          <table:table-cell/>
        </table:table-row>
        <table:table-row table:style-name="ro1">
          <table:table-cell office:value-type="string">
            <text:p>diffusion</text:p>
          </table:table-cell>
          <table:table-cell office:value-type="string">
            <text:p>5.009e-01</text:p>
          </table:table-cell>
          <table:table-cell office:value-type="string">
            <text:p>1.940e-02</text:p>
          </table:table-cell>
          <table:table-cell office:value-type="string">
            <text:p>25.817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2.850e-02</text:p>
          </table:table-cell>
          <table:table-cell office:value-type="string">
            <text:p>1.863e-03</text:p>
          </table:table-cell>
          <table:table-cell office:value-type="string">
            <text:p>15.293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8.494e-05</text:p>
          </table:table-cell>
          <table:table-cell office:value-type="string">
            <text:p>8.234e-05</text:p>
          </table:table-cell>
          <table:table-cell office:value-type="string">
            <text:p>-1.032</text:p>
          </table:table-cell>
          <table:table-cell table:number-columns-repeated="2"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-7.710e-01</text:p>
          </table:table-cell>
          <table:table-cell office:value-type="string">
            <text:p>3.844e-02</text:p>
          </table:table-cell>
          <table:table-cell office:value-type="string">
            <text:p>-20.057</text:p>
          </table:table-cell>
          <table:table-cell office:value-type="string">
            <text:p>***</text:p>
          </table:table-cell>
          <table:table-cell/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6.214e-04</text:p>
          </table:table-cell>
          <table:table-cell office:value-type="string">
            <text:p>1.425e-03</text:p>
          </table:table-cell>
          <table:table-cell office:value-type="string">
            <text:p>0.436</text:p>
          </table:table-cell>
          <table:table-cell table:number-columns-repeated="2"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2.457e-04</text:p>
          </table:table-cell>
          <table:table-cell office:value-type="string">
            <text:p>5.620e-04</text:p>
          </table:table-cell>
          <table:table-cell office:value-type="string">
            <text:p>0.437</text:p>
          </table:table-cell>
          <table:table-cell table:number-columns-repeated="2"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4.413e-05</text:p>
          </table:table-cell>
          <table:table-cell office:value-type="string">
            <text:p>5.813e-05</text:p>
          </table:table-cell>
          <table:table-cell office:value-type="string">
            <text:p>0.759</text:p>
          </table:table-cell>
          <table:table-cell table:number-columns-repeated="2"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6.379e-03</text:p>
          </table:table-cell>
          <table:table-cell office:value-type="string">
            <text:p>5.567e-03</text:p>
          </table:table-cell>
          <table:table-cell office:value-type="string">
            <text:p>1.146</text:p>
          </table:table-cell>
          <table:table-cell table:number-columns-repeated="2"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5.183e-04</text:p>
          </table:table-cell>
          <table:table-cell office:value-type="string">
            <text:p>3.545e-04</text:p>
          </table:table-cell>
          <table:table-cell office:value-type="string">
            <text:p>1.462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distance</text:p>
          </table:table-cell>
          <table:table-cell office:value-type="string">
            <text:p>0.4753</text:p>
          </table:table-cell>
          <table:table-cell table:number-columns-repeated="4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1.158e+00</text:p>
          </table:table-cell>
          <table:table-cell office:value-type="string">
            <text:p>3.862e-02</text:p>
          </table:table-cell>
          <table:table-cell office:value-type="string">
            <text:p>29.986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2.549e-01</text:p>
          </table:table-cell>
          <table:table-cell office:value-type="string">
            <text:p>1.644e-02</text:p>
          </table:table-cell>
          <table:table-cell office:value-type="string">
            <text:p>-15.509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diffusion</text:p>
          </table:table-cell>
          <table:table-cell office:value-type="string">
            <text:p>-2.497e-02</text:p>
          </table:table-cell>
          <table:table-cell office:value-type="string">
            <text:p>5.557e-02</text:p>
          </table:table-cell>
          <table:table-cell office:value-type="string">
            <text:p>-0.449</text:p>
          </table:table-cell>
          <table:table-cell office:value-type="string">
            <text:p>0.653441</text:p>
          </table:table-cell>
          <table:table-cell/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-1.069e-02</text:p>
          </table:table-cell>
          <table:table-cell office:value-type="string">
            <text:p>5.337e-03</text:p>
          </table:table-cell>
          <table:table-cell office:value-type="string">
            <text:p>-2.004</text:p>
          </table:table-cell>
          <table:table-cell office:value-type="string">
            <text:p>0.045815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5.408e-05</text:p>
          </table:table-cell>
          <table:table-cell office:value-type="string">
            <text:p>2.358e-04</text:p>
          </table:table-cell>
          <table:table-cell office:value-type="string">
            <text:p>-0.229</text:p>
          </table:table-cell>
          <table:table-cell office:value-type="string">
            <text:p>0.818756</text:p>
          </table:table-cell>
          <table:table-cell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1.222e+00</text:p>
          </table:table-cell>
          <table:table-cell office:value-type="string">
            <text:p>1.101e-01</text:p>
          </table:table-cell>
          <table:table-cell office:value-type="string">
            <text:p>11.102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2.219e-03</text:p>
          </table:table-cell>
          <table:table-cell office:value-type="string">
            <text:p>4.081e-03</text:p>
          </table:table-cell>
          <table:table-cell office:value-type="string">
            <text:p>0.544</text:p>
          </table:table-cell>
          <table:table-cell office:value-type="string">
            <text:p>0.586974</text:p>
          </table:table-cell>
          <table:table-cell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3.896e-03</text:p>
          </table:table-cell>
          <table:table-cell office:value-type="string">
            <text:p>1.610e-03</text:p>
          </table:table-cell>
          <table:table-cell office:value-type="string">
            <text:p>-2.420</text:p>
          </table:table-cell>
          <table:table-cell office:value-type="string">
            <text:p>0.015984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1.048e-04</text:p>
          </table:table-cell>
          <table:table-cell office:value-type="string">
            <text:p>1.665e-04</text:p>
          </table:table-cell>
          <table:table-cell office:value-type="string">
            <text:p>0.630</text:p>
          </table:table-cell>
          <table:table-cell office:value-type="string">
            <text:p>0.529262</text:p>
          </table:table-cell>
          <table:table-cell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5.308e-02</text:p>
          </table:table-cell>
          <table:table-cell office:value-type="string">
            <text:p>1.595e-02</text:p>
          </table:table-cell>
          <table:table-cell office:value-type="string">
            <text:p>-3.329</text:p>
          </table:table-cell>
          <table:table-cell office:value-type="string">
            <text:p>0.000957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-4.340e-04</text:p>
          </table:table-cell>
          <table:table-cell office:value-type="string">
            <text:p>1.015e-03</text:p>
          </table:table-cell>
          <table:table-cell office:value-type="string">
            <text:p>-0.427</text:p>
          </table:table-cell>
          <table:table-cell office:value-type="string">
            <text:p>0.669298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entropy</text:p>
          </table:table-cell>
          <table:table-cell office:value-type="string">
            <text:p>0.5516</text:p>
          </table:table-cell>
          <table:table-cell table:number-columns-repeated="4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1.135e+00</text:p>
          </table:table-cell>
          <table:table-cell office:value-type="string">
            <text:p>3.024e-02</text:p>
          </table:table-cell>
          <table:table-cell office:value-type="string">
            <text:p>37.525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2.396e-01</text:p>
          </table:table-cell>
          <table:table-cell office:value-type="string">
            <text:p>1.287e-02</text:p>
          </table:table-cell>
          <table:table-cell office:value-type="string">
            <text:p>-18.612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diffusion</text:p>
          </table:table-cell>
          <table:table-cell office:value-type="string">
            <text:p>4.580e-01</text:p>
          </table:table-cell>
          <table:table-cell office:value-type="string">
            <text:p>4.351e-02</text:p>
          </table:table-cell>
          <table:table-cell office:value-type="string">
            <text:p>10.526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1.630e-02</text:p>
          </table:table-cell>
          <table:table-cell office:value-type="string">
            <text:p>4.179e-03</text:p>
          </table:table-cell>
          <table:table-cell office:value-type="string">
            <text:p>3.900</text:p>
          </table:table-cell>
          <table:table-cell office:value-type="string">
            <text:p>0.000114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-5.802e-05</text:p>
          </table:table-cell>
          <table:table-cell office:value-type="string">
            <text:p>1.847e-04</text:p>
          </table:table-cell>
          <table:table-cell office:value-type="string">
            <text:p>-0.314</text:p>
          </table:table-cell>
          <table:table-cell office:value-type="string">
            <text:p>0.753569</text:p>
          </table:table-cell>
          <table:table-cell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4.276e-01</text:p>
          </table:table-cell>
          <table:table-cell office:value-type="string">
            <text:p>8.622e-02</text:p>
          </table:table-cell>
          <table:table-cell office:value-type="string">
            <text:p>4.959</text:p>
          </table:table-cell>
          <table:table-cell office:value-type="string">
            <text:p>1.07e-06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2.026e-03</text:p>
          </table:table-cell>
          <table:table-cell office:value-type="string">
            <text:p>3.196e-03</text:p>
          </table:table-cell>
          <table:table-cell office:value-type="string">
            <text:p>0.634</text:p>
          </table:table-cell>
          <table:table-cell office:value-type="string">
            <text:p>0.526551</text:p>
          </table:table-cell>
          <table:table-cell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2.459e-03</text:p>
          </table:table-cell>
          <table:table-cell office:value-type="string">
            <text:p>1.261e-03</text:p>
          </table:table-cell>
          <table:table-cell office:value-type="string">
            <text:p>-1.951</text:p>
          </table:table-cell>
          <table:table-cell office:value-type="string">
            <text:p>0.05178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1.069e-04</text:p>
          </table:table-cell>
          <table:table-cell office:value-type="string">
            <text:p>1.304e-04</text:p>
          </table:table-cell>
          <table:table-cell office:value-type="string">
            <text:p>0.820</text:p>
          </table:table-cell>
          <table:table-cell office:value-type="string">
            <text:p>0.412611</text:p>
          </table:table-cell>
          <table:table-cell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3.215e-02</text:p>
          </table:table-cell>
          <table:table-cell office:value-type="string">
            <text:p>1.249e-02</text:p>
          </table:table-cell>
          <table:table-cell office:value-type="string">
            <text:p>-2.575</text:p>
          </table:table-cell>
          <table:table-cell office:value-type="string">
            <text:p>0.010397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8.870e-06</text:p>
          </table:table-cell>
          <table:table-cell office:value-type="string">
            <text:p>7.952e-04</text:p>
          </table:table-cell>
          <table:table-cell office:value-type="string">
            <text:p>0.011</text:p>
          </table:table-cell>
          <table:table-cell office:value-type="string">
            <text:p>0.991106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slope</text:p>
          </table:table-cell>
          <table:table-cell office:value-type="string">
            <text:p>0.6587 </text:p>
          </table:table-cell>
          <table:table-cell table:number-columns-repeated="4"/>
        </table:table-row>
        <table:table-row table:style-name="ro1">
          <table:table-cell office:value-type="string">
            <text:p>(Intercept)</text:p>
          </table:table-cell>
          <table:table-cell office:value-type="string">
            <text:p>0.0839654</text:p>
          </table:table-cell>
          <table:table-cell office:value-type="string">
            <text:p>0.0706085</text:p>
          </table:table-cell>
          <table:table-cell office:value-type="string">
            <text:p>1.189</text:p>
          </table:table-cell>
          <table:table-cell office:value-type="string">
            <text:p>0.23511</text:p>
          </table:table-cell>
          <table:table-cell/>
        </table:table-row>
        <table:table-row table:style-name="ro1">
          <table:table-cell office:value-type="string">
            <text:p>alphalocalization</text:p>
          </table:table-cell>
          <table:table-cell office:value-type="string">
            <text:p>-0.7543377</text:p>
          </table:table-cell>
          <table:table-cell office:value-type="string">
            <text:p>0.0300528</text:p>
          </table:table-cell>
          <table:table-cell office:value-type="string">
            <text:p>-25.100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diffusion</text:p>
          </table:table-cell>
          <table:table-cell office:value-type="string">
            <text:p>1.0974897</text:p>
          </table:table-cell>
          <table:table-cell office:value-type="string">
            <text:p>0.1015959</text:p>
          </table:table-cell>
          <table:table-cell office:value-type="string">
            <text:p>10.802</text:p>
          </table:table-cell>
          <table:table-cell office:value-type="string">
            <text:p>&lt;2e-16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diffusionsteps</text:p>
          </table:table-cell>
          <table:table-cell office:value-type="string">
            <text:p>0.0322148</text:p>
          </table:table-cell>
          <table:table-cell office:value-type="string">
            <text:p>0.0097579</text:p>
          </table:table-cell>
          <table:table-cell office:value-type="string">
            <text:p>3.301</text:p>
          </table:table-cell>
          <table:table-cell office:value-type="string">
            <text:p>0.00105</text:p>
          </table:table-cell>
          <table:table-cell office:value-type="string">
            <text:p>**</text:p>
          </table:table-cell>
        </table:table-row>
        <table:table-row table:style-name="ro1">
          <table:table-cell office:value-type="string">
            <text:p>citiesNumber</text:p>
          </table:table-cell>
          <table:table-cell office:value-type="string">
            <text:p>0.0001797</text:p>
          </table:table-cell>
          <table:table-cell office:value-type="string">
            <text:p>0.0004312</text:p>
          </table:table-cell>
          <table:table-cell office:value-type="string">
            <text:p>0.417</text:p>
          </table:table-cell>
          <table:table-cell office:value-type="string">
            <text:p>0.67706</text:p>
          </table:table-cell>
          <table:table-cell/>
        </table:table-row>
        <table:table-row table:style-name="ro1">
          <table:table-cell office:value-type="string">
            <text:p>growthrate</text:p>
          </table:table-cell>
          <table:table-cell office:value-type="string">
            <text:p>1.0692012</text:p>
          </table:table-cell>
          <table:table-cell office:value-type="string">
            <text:p>0.2013007</text:p>
          </table:table-cell>
          <table:table-cell office:value-type="string">
            <text:p>5.311</text:p>
          </table:table-cell>
          <table:table-cell office:value-type="string">
            <text:p>1.85e-07</text:p>
          </table:table-cell>
          <table:table-cell office:value-type="string">
            <text:p>***</text:p>
          </table:table-cell>
        </table:table-row>
        <table:table-row table:style-name="ro1">
          <table:table-cell office:value-type="string">
            <text:p>gravityHierarchyExponent</text:p>
          </table:table-cell>
          <table:table-cell office:value-type="string">
            <text:p>-0.0015095</text:p>
          </table:table-cell>
          <table:table-cell office:value-type="string">
            <text:p>0.0074621</text:p>
          </table:table-cell>
          <table:table-cell office:value-type="string">
            <text:p>-0.202</text:p>
          </table:table-cell>
          <table:table-cell office:value-type="string">
            <text:p>0.83980</text:p>
          </table:table-cell>
          <table:table-cell/>
        </table:table-row>
        <table:table-row table:style-name="ro1">
          <table:table-cell office:value-type="string">
            <text:p>gravityInflexion</text:p>
          </table:table-cell>
          <table:table-cell office:value-type="string">
            <text:p>-0.0046572</text:p>
          </table:table-cell>
          <table:table-cell office:value-type="string">
            <text:p>0.0029430</text:p>
          </table:table-cell>
          <table:table-cell office:value-type="string">
            <text:p>-1.582</text:p>
          </table:table-cell>
          <table:table-cell office:value-type="string">
            <text:p>0.11437</text:p>
          </table:table-cell>
          <table:table-cell/>
        </table:table-row>
        <table:table-row table:style-name="ro1">
          <table:table-cell office:value-type="string">
            <text:p>gravityRadius</text:p>
          </table:table-cell>
          <table:table-cell office:value-type="string">
            <text:p>0.0003902</text:p>
          </table:table-cell>
          <table:table-cell office:value-type="string">
            <text:p>0.0003044</text:p>
          </table:table-cell>
          <table:table-cell office:value-type="string">
            <text:p>1.282</text:p>
          </table:table-cell>
          <table:table-cell office:value-type="string">
            <text:p>0.20059</text:p>
          </table:table-cell>
          <table:table-cell/>
        </table:table-row>
        <table:table-row table:style-name="ro1">
          <table:table-cell office:value-type="string">
            <text:p>hierarchyRole</text:p>
          </table:table-cell>
          <table:table-cell office:value-type="string">
            <text:p>-0.0407186</text:p>
          </table:table-cell>
          <table:table-cell office:value-type="string">
            <text:p>0.0291524</text:p>
          </table:table-cell>
          <table:table-cell office:value-type="string">
            <text:p>-1.397</text:p>
          </table:table-cell>
          <table:table-cell office:value-type="string">
            <text:p>0.16330</text:p>
          </table:table-cell>
          <table:table-cell/>
        </table:table-row>
        <table:table-row table:style-name="ro1">
          <table:table-cell office:value-type="string">
            <text:p>maxNewLinksNumber</text:p>
          </table:table-cell>
          <table:table-cell office:value-type="string">
            <text:p>0.0003567</text:p>
          </table:table-cell>
          <table:table-cell office:value-type="string">
            <text:p>0.0018565</text:p>
          </table:table-cell>
          <table:table-cell office:value-type="string">
            <text:p>0.192</text:p>
          </table:table-cell>
          <table:table-cell office:value-type="string">
            <text:p>0.84772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13/01/2016</text:date>, <text:time>16:3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3T16:20:04</meta:creation-date>
    <dc:date>2016-01-13T16:30:20</dc:date>
    <dc:creator>Juste Raimbault</dc:creator>
    <meta:editing-duration>PT10M27S</meta:editing-duration>
    <meta:editing-cycles>1</meta:editing-cycles>
    <meta:document-statistic meta:table-count="3" meta:cell-count="519" meta:object-count="0"/>
    <meta:generator>OpenOffice/4.1.1$Unix OpenOffice.org_project/411m6$Build-9775</meta:generator>
  </office:meta>
</office:document-meta>
</file>